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dddddd" draw:textarea-horizontal-align="justify" draw:textarea-vertical-align="middle" draw:auto-grow-height="false" fo:min-height="18.75cm" fo:min-width="27.2cm"/>
    </style:style>
    <style:style style:name="gr2" style:family="graphic" style:parent-style-name="standard">
      <style:graphic-properties draw:textarea-horizontal-align="justify" draw:textarea-vertical-align="middle" draw:auto-grow-height="false" fo:min-height="2.05cm" fo:min-width="3.8cm"/>
    </style:style>
    <style:style style:name="gr3" style:family="graphic" style:parent-style-name="standard">
      <style:graphic-properties draw:textarea-horizontal-align="justify" draw:textarea-vertical-align="middle" draw:auto-grow-height="false" fo:min-height="0.85cm" fo:min-width="5.1cm"/>
    </style:style>
    <style:style style:name="gr4" style:family="graphic" style:parent-style-name="standard">
      <style:graphic-properties draw:textarea-vertical-align="middle"/>
    </style:style>
    <style:style style:name="gr5" style:family="graphic" style:parent-style-name="standard">
      <style:graphic-properties draw:textarea-horizontal-align="justify" draw:textarea-vertical-align="middle" draw:auto-grow-height="false" fo:min-height="1.891cm" fo:min-width="2.637cm" fo:wrap-option="no-wrap"/>
    </style:style>
    <style:style style:name="gr6" style:family="graphic" style:parent-style-name="standard">
      <style:graphic-properties draw:fill-color="#ffd320" draw:textarea-horizontal-align="justify" draw:textarea-vertical-align="middle" draw:auto-grow-height="true" fo:min-height="0cm" fo:min-width="0cm"/>
    </style:style>
    <style:style style:name="gr7" style:family="graphic" style:parent-style-name="standard">
      <style:graphic-properties draw:fill-color="#aecf00" draw:textarea-horizontal-align="justify" draw:textarea-vertical-align="middle" draw:auto-grow-height="false" fo:min-height="2.151cm" fo:min-width="4.001cm"/>
    </style:style>
    <style:style style:name="gr8" style:family="graphic" style:parent-style-name="standard">
      <style:graphic-properties draw:fill-color="#aecf00" draw:fill-image-width="0cm" draw:fill-image-height="0cm" draw:textarea-horizontal-align="justify" draw:textarea-vertical-align="middle" draw:auto-grow-height="false" fo:min-height="2.151cm" fo:min-width="4.001cm"/>
    </style:style>
    <style:style style:name="gr9" style:family="graphic" style:parent-style-name="objectwithoutfill">
      <style:graphic-properties draw:stroke="dash" draw:stroke-dash="Fine_20_Dashed" draw:fill="none" draw:textarea-vertical-align="middle"/>
    </style:style>
    <style:style style:name="gr10" style:family="graphic" style:parent-style-name="standard">
      <style:graphic-properties draw:stroke="none" svg:stroke-color="#000000" draw:fill="none" draw:fill-color="#ffffff" fo:min-height="0.35cm"/>
    </style:style>
    <style:style style:name="gr11" style:family="graphic" style:parent-style-name="standard">
      <style:graphic-properties draw:stroke="none" svg:stroke-color="#000000" draw:fill="none" draw:fill-color="#ffffff" fo:min-height="0.556cm"/>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T1"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2" draw:text-style-name="P1" xml:id="id3" draw:id="id3" draw:layer="layout" svg:width="4.3cm" svg:height="2.3cm" svg:x="12.2cm" svg:y="5.8cm">
          <text:p text:style-name="P1">Computer</text:p>
          <draw:enhanced-geometry svg:viewBox="0 0 21600 21600" draw:type="rectangle" draw:enhanced-path="M 0 0 L 21600 0 21600 21600 0 21600 0 0 Z N"/>
        </draw:custom-shape>
        <draw:custom-shape draw:style-name="gr3" draw:text-style-name="P1" xml:id="id1" draw:id="id1" draw:layer="layout" svg:width="5.6cm" svg:height="1.1cm" svg:x="3.9cm" svg:y="6.1cm">
          <text:p text:style-name="P1">Firewall-Router</text:p>
          <draw:enhanced-geometry svg:viewBox="0 0 21600 21600" draw:type="rectangle" draw:enhanced-path="M 0 0 L 21600 0 21600 21600 0 21600 0 0 Z N"/>
        </draw:custom-shape>
        <draw:custom-shape draw:style-name="gr3" draw:text-style-name="P1" xml:id="id2" draw:id="id2" draw:layer="layout" svg:width="5.6cm" svg:height="1.1cm" svg:x="5.2cm" svg:y="10.1cm">
          <text:p text:style-name="P1">Switch</text:p>
          <draw:enhanced-geometry svg:viewBox="0 0 21600 21600" draw:type="rectangle" draw:enhanced-path="M 0 0 L 21600 0 21600 21600 0 21600 0 0 Z N"/>
        </draw:custom-shape>
        <draw:connector draw:style-name="gr4" draw:text-style-name="P1" draw:layer="layout" svg:x1="5.55cm" svg:y1="3.5cm" svg:x2="6.7cm" svg:y2="6.1cm" draw:end-shape="id1" svg:d="M5550 3500v1050h1150v1550" svg:viewBox="0 0 1151 2601">
          <text:p/>
        </draw:connector>
        <draw:custom-shape draw:style-name="gr5" draw:text-style-name="P1" draw:layer="layout" svg:width="4.8cm" svg:height="3.3cm" svg:x="2.4cm" svg:y="1.8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svg:x1="10.8cm" svg:y1="10.65cm" svg:x2="12.2cm" svg:y2="6.95cm" draw:start-shape="id2" draw:end-shape="id3" svg:d="M10800 10650h700v-3700h700" svg:viewBox="0 0 1401 3701">
          <text:p/>
        </draw:connector>
        <draw:connector draw:style-name="gr4" draw:text-style-name="P1" draw:layer="layout" svg:x1="8cm" svg:y1="10.1cm" svg:x2="6.7cm" svg:y2="7.2cm" draw:start-shape="id2" draw:end-shape="id1" svg:d="M8000 10100v-1450h-1300v-1450" svg:viewBox="0 0 1301 2901">
          <text:p/>
        </draw:connector>
        <draw:custom-shape draw:style-name="gr6" draw:text-style-name="P1" xml:id="id4" draw:id="id4" draw:layer="layout" svg:width="6.183cm" svg:height="3.083cm" svg:x="6.017cm" svg:y="13.6cm">
          <text:p text:style-name="P1">EmonCMS</text:p>
          <text:p text:style-name="P1">Edge router :</text:p>
          <text:p text:style-name="P1"><text:span text:style-name="T1">Ethernet - </text:span></text:p>
          <text:p text:style-name="P1"><text:span text:style-name="T1">IEEE802.15.4+6LowP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8cm" svg:y1="11.2cm" svg:x2="9.108cm" svg:y2="13.6cm" draw:start-shape="id2" draw:end-shape="id4" svg:d="M8000 11200v1200h1108v1200" svg:viewBox="0 0 1109 2401">
          <text:p/>
        </draw:connector>
        <draw:custom-shape draw:style-name="gr7" draw:text-style-name="P2" xml:id="id5" draw:id="id5" draw:layer="layout" svg:width="4.5cm" svg:height="2.4cm" svg:x="22.9cm" svg:y="10.7cm">
          <text:p text:style-name="P2">Wireless</text:p>
          <text:p text:style-name="P2">Sensor</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2" xml:id="id7" draw:id="id7" draw:layer="layout" svg:width="4.5cm" svg:height="2.4cm" svg:x="22.3cm" svg:y="15.9cm">
          <text:p text:style-name="P2">Wireless</text:p>
          <text:p text:style-name="P2">Sensor</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2" xml:id="id8" draw:id="id8" draw:layer="layout" svg:width="4.5cm" svg:height="2.4cm" svg:x="15.7cm" svg:y="9.7cm">
          <text:p text:style-name="P2">Wireless</text:p>
          <text:p text:style-name="P2">Actuator</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2" xml:id="id6" draw:id="id6" draw:layer="layout" svg:width="4.5cm" svg:height="2.4cm" svg:x="16cm" svg:y="14.5cm">
          <text:p text:style-name="P2">Wireless</text:p>
          <text:p text:style-name="P2">Sensor</text:p>
          <text:p text:style-name="P2">and Router</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 draw:text-style-name="P1" draw:layer="layout" draw:type="lines" svg:x1="22.9cm" svg:y1="11.9cm" svg:x2="20.5cm" svg:y2="15.7cm" draw:start-shape="id5" draw:end-shape="id6" svg:d="M22900 11900h-501l-1397 3800h-502" svg:viewBox="0 0 2401 3801">
          <text:p/>
        </draw:connector>
        <draw:connector draw:style-name="gr9" draw:text-style-name="P1" draw:layer="layout" draw:type="lines" draw:line-skew="0cm -0.001cm" svg:x1="16cm" svg:y1="15.7cm" svg:x2="12.2cm" svg:y2="15.141cm" draw:start-shape="id6" draw:end-shape="id4" svg:d="M16000 15700h-501l-2799-559h-500" svg:viewBox="0 0 3801 560">
          <text:p/>
        </draw:connector>
        <draw:connector draw:style-name="gr9" draw:text-style-name="P1" draw:layer="layout" draw:type="lines" svg:x1="22.3cm" svg:y1="17.1cm" svg:x2="20.5cm" svg:y2="15.7cm" draw:start-shape="id7" draw:start-glue-point="3" draw:end-shape="id6" draw:end-glue-point="1" svg:d="M22300 17100h-501l-797-1400h-502" svg:viewBox="0 0 1801 1401">
          <text:p/>
        </draw:connector>
        <draw:connector draw:style-name="gr9" draw:text-style-name="P1" draw:layer="layout" draw:type="lines" svg:x1="15.7cm" svg:y1="10.9cm" svg:x2="12.2cm" svg:y2="15.141cm" draw:start-shape="id8" draw:start-glue-point="3" draw:end-shape="id4" svg:d="M15700 10900h-501l-2498 4241h-501" svg:viewBox="0 0 3501 4242">
          <text:p/>
        </draw:connector>
        <draw:frame draw:style-name="gr10" draw:text-style-name="P2" draw:layer="layout" svg:width="5.8cm" svg:height="0.806cm" svg:x="6.2cm" svg:y="16.9cm">
          <draw:text-box>
            <text:p text:style-name="P2">Raspberry Pi</text:p>
          </draw:text-box>
        </draw:frame>
        <draw:frame draw:style-name="gr11" draw:text-style-name="P2" draw:layer="layout" svg:width="5.8cm" svg:height="0.806cm" svg:x="21.8cm" svg:y="13.2cm">
          <draw:text-box>
            <text:p text:style-name="P2">Nucleo+Shield</text:p>
          </draw:text-box>
        </draw:frame>
        <draw:frame draw:style-name="gr10" draw:text-style-name="P2" draw:layer="layout" svg:width="5.8cm" svg:height="0.806cm" svg:x="15.8cm" svg:y="18.094cm">
          <draw:text-box>
            <text:p text:style-name="P2">Nucleo+Shield</text:p>
          </draw:text-box>
        </draw:frame>
        <draw:frame draw:style-name="gr10" draw:text-style-name="P2" draw:layer="layout" svg:width="5.8cm" svg:height="0.806cm" svg:x="21.3cm" svg:y="18.4cm">
          <draw:text-box>
            <text:p text:style-name="P2">Nucleo+Shield</text:p>
          </draw:text-box>
        </draw:frame>
        <draw:frame draw:style-name="gr10" draw:text-style-name="P2" draw:layer="layout" svg:width="5.8cm" svg:height="0.806cm" svg:x="15.2cm" svg:y="12.294cm">
          <draw:text-box>
            <text:p text:style-name="P2">Arduino Due+Shield</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bremond </meta:initial-creator>
    <meta:creation-date>2015-01-20T21:25:35.842936374</meta:creation-date>
    <dc:date>2015-01-20T21:55:17.670409530</dc:date>
    <dc:creator>nbremond </dc:creator>
    <meta:editing-duration>PT29M39S</meta:editing-duration>
    <meta:editing-cycles>8</meta:editing-cycles>
    <meta:generator>LibreOffice/4.3.3.2$Linux_X86_64 LibreOffice_project/430m0$Build-2</meta:generator>
    <meta:document-statistic meta:object-count="23"/>
  </office:meta>
</office:document-meta>
</file>